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406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E" style:family="table-column">
      <style:table-column-properties style:column-width="3.272cm"/>
    </style:style>
    <style:style style:name="Таблица1.F" style:family="table-column">
      <style:table-column-properties style:column-width="2.80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8.209cm"/>
    </style:style>
    <style:style style:name="P1" style:family="paragraph" style:parent-style-name="Standard">
      <style:text-properties fo:language="en" fo:country="US" officeooo:rsid="001d0a0e" officeooo:paragraph-rsid="001d0a0e"/>
    </style:style>
    <style:style style:name="P2" style:family="paragraph" style:parent-style-name="Table_20_Contents">
      <style:text-properties fo:language="ru" fo:country="RU" officeooo:rsid="0019141d" officeooo:paragraph-rsid="0019141d"/>
    </style:style>
    <style:style style:name="P3" style:family="paragraph" style:parent-style-name="Table_20_Contents">
      <style:text-properties fo:language="ru" fo:country="RU" officeooo:rsid="001d0a0e" officeooo:paragraph-rsid="001d0a0e"/>
    </style:style>
    <style:style style:name="P4" style:family="paragraph" style:parent-style-name="Table_20_Contents">
      <style:text-properties officeooo:rsid="0019141d" officeooo:paragraph-rsid="0019141d"/>
    </style:style>
    <style:style style:name="P5" style:family="paragraph" style:parent-style-name="Standard" style:list-style-name="L1">
      <style:text-properties officeooo:rsid="001b26cf" officeooo:paragraph-rsid="001b26cf"/>
    </style:style>
    <style:style style:name="P6" style:family="paragraph" style:parent-style-name="Standard" style:list-style-name="L1">
      <style:text-properties officeooo:rsid="001dfaac" officeooo:paragraph-rsid="001dfaac"/>
    </style:style>
    <style:style style:name="P7" style:family="paragraph" style:parent-style-name="Standard">
      <style:text-properties fo:language="en" fo:country="US" officeooo:rsid="001d0a0e" officeooo:paragraph-rsid="001d0a0e"/>
    </style:style>
    <style:style style:name="P8" style:family="paragraph" style:parent-style-name="Table_20_Contents" style:list-style-name="L1">
      <style:text-properties officeooo:paragraph-rsid="0019141d"/>
    </style:style>
    <style:style style:name="P9" style:family="paragraph" style:parent-style-name="Table_20_Contents" style:list-style-name="L1">
      <style:text-properties officeooo:rsid="0019141d" officeooo:paragraph-rsid="0019141d"/>
    </style:style>
    <style:style style:name="P10" style:family="paragraph" style:parent-style-name="Table_20_Contents" style:list-style-name="L1">
      <style:text-properties fo:language="ru" fo:country="RU" officeooo:rsid="0019141d" officeooo:paragraph-rsid="0019141d"/>
    </style:style>
    <style:style style:name="P11" style:family="paragraph" style:parent-style-name="Table_20_Contents" style:list-style-name="L1">
      <style:text-properties officeooo:rsid="00198684" officeooo:paragraph-rsid="00198684"/>
    </style:style>
    <style:style style:name="P12" style:family="paragraph" style:parent-style-name="Table_20_Contents" style:list-style-name="L1">
      <style:text-properties officeooo:rsid="001b26cf" officeooo:paragraph-rsid="001b26cf"/>
    </style:style>
    <style:style style:name="P13" style:family="paragraph" style:parent-style-name="Table_20_Contents" style:list-style-name="L1">
      <style:text-properties officeooo:rsid="001b657b" officeooo:paragraph-rsid="001b657b"/>
    </style:style>
    <style:style style:name="P14" style:family="paragraph" style:parent-style-name="Table_20_Contents" style:list-style-name="L1">
      <style:text-properties officeooo:rsid="001f3756" officeooo:paragraph-rsid="001f3756"/>
    </style:style>
    <style:style style:name="P15" style:family="paragraph" style:parent-style-name="Table_20_Contents" style:list-style-name="L1">
      <style:text-properties fo:language="en" fo:country="US" officeooo:rsid="001f3756" officeooo:paragraph-rsid="001f3756"/>
    </style:style>
    <style:style style:name="T1" style:family="text">
      <style:text-properties officeooo:rsid="0019141d"/>
    </style:style>
    <style:style style:name="T2" style:family="text">
      <style:text-properties officeooo:rsid="00198684"/>
    </style:style>
    <style:style style:name="T3" style:family="text">
      <style:text-properties officeooo:rsid="001b657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01d12"/>
    </style:style>
    <style:style style:name="T6" style:family="text">
      <style:text-properties style:font-name="Calibri" fo:font-size="11pt" style:font-size-asian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4">Сфера Деятельности</text:p>
          </table:table-cell>
          <table:table-cell table:style-name="Таблица1.B1" table:number-columns-spanned="5" office:value-type="string">
            <text:p text:style-name="P2">Функци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4">Планирование</text:p>
          </table:table-cell>
          <table:table-cell table:style-name="Таблица1.B2" office:value-type="string">
            <text:p text:style-name="P4">Организация</text:p>
          </table:table-cell>
          <table:table-cell table:style-name="Таблица1.B2" office:value-type="string">
            <text:p text:style-name="P4">Мотивация</text:p>
          </table:table-cell>
          <table:table-cell table:style-name="Таблица1.B2" office:value-type="string">
            <text:p text:style-name="P4">Контроль</text:p>
          </table:table-cell>
          <table:table-cell table:style-name="Таблица1.F2" office:value-type="string">
            <text:p text:style-name="P4">Координация</text:p>
          </table:table-cell>
        </table:table-row>
        <table:table-row>
          <table:table-cell table:style-name="Таблица1.B2" office:value-type="string">
            <text:p text:style-name="P4">Магазин</text:p>
          </table:table-cell>
          <table:table-cell table:style-name="Таблица1.B2" office:value-type="string">
            <text:list xml:id="list304961160" text:style-name="L1">
              <text:list-item>
                <text:p text:style-name="P9">Определение объёмов поставок</text:p>
              </text:list-item>
              <text:list-item>
                <text:p text:style-name="P9">Рабочих смен продавцов</text:p>
              </text:list-item>
              <text:list-item>
                <text:p text:style-name="P9">Времени поставок товаров</text:p>
              </text:list-item>
            </text:list>
          </table:table-cell>
          <table:table-cell table:style-name="Таблица1.B2" office:value-type="string">
            <text:list xml:id="list142924756133430" text:continue-numbering="true" text:style-name="L1">
              <text:list-item>
                <text:p text:style-name="P10">Распределение обязанностей между консультантами</text:p>
              </text:list-item>
              <text:list-item>
                <text:p text:style-name="P10">Отчётность кассиров перед старшим кассиром</text:p>
              </text:list-item>
            </text:list>
          </table:table-cell>
          <table:table-cell table:style-name="Таблица1.B2" office:value-type="string">
            <text:list xml:id="list142926719988724" text:continue-numbering="true" text:style-name="L1">
              <text:list-item>
                <text:p text:style-name="P9">Премии за лучшее обслуживание покупателей</text:p>
              </text:list-item>
              <text:list-item>
                <text:p text:style-name="P9">Профессиональный рост</text:p>
              </text:list-item>
            </text:list>
          </table:table-cell>
          <table:table-cell table:style-name="Таблица1.B2" office:value-type="string">
            <text:list xml:id="list142926431826069" text:continue-numbering="true" text:style-name="L1">
              <text:list-item>
                <text:p text:style-name="P9">Контроль рабочего времени и качества работы продавцов</text:p>
              </text:list-item>
              <text:list-item>
                <text:p text:style-name="P9">Количества товаров на складе</text:p>
              </text:list-item>
              <text:list-item>
                <text:p text:style-name="P9">Объёмов продаж</text:p>
              </text:list-item>
            </text:list>
          </table:table-cell>
          <table:table-cell table:style-name="Таблица1.F2" office:value-type="string">
            <text:list xml:id="list142925624284781" text:continue-numbering="true" text:style-name="L1">
              <text:list-item>
                <text:p text:style-name="P9">Совместная работа консультантов и кассиров</text:p>
              </text:list-item>
              <text:list-item>
                <text:p text:style-name="P9">Решение спорных ситуаций</text:p>
              </text:list-item>
              <text:list-item>
                <text:p text:style-name="P9">Оперативная связь с поставщиком</text:p>
              </text:list-item>
            </text:list>
          </table:table-cell>
        </table:table-row>
        <table:table-row table:style-name="Таблица1.4">
          <table:table-cell table:style-name="Таблица1.B2" office:value-type="string">
            <text:p text:style-name="P4">Ресторан</text:p>
          </table:table-cell>
          <table:table-cell table:style-name="Таблица1.B2" office:value-type="string">
            <text:list xml:id="list142925283161419" text:continue-numbering="true" text:style-name="L1">
              <text:list-item>
                <text:p text:style-name="P9">Определение объёмов <text:span text:style-name="T2">и времени</text:span> поставок</text:p>
              </text:list-item>
              <text:list-item>
                <text:p text:style-name="P8"><text:span text:style-name="T1">Рабочих смен </text:span><text:span text:style-name="T2">поваров и официантов</text:span></text:p>
              </text:list-item>
              <text:list-item>
                <text:p text:style-name="P11">Непредвиденные ситуации</text:p>
              </text:list-item>
            </text:list>
          </table:table-cell>
          <table:table-cell table:style-name="Таблица1.B2" office:value-type="string">
            <text:list xml:id="list142924935080203" text:continue-numbering="true" text:style-name="L1">
              <text:list-item>
                <text:p text:style-name="P11">Одновременная и эффективная работа нескольких поваров и официантов (чтобы не делали одних и тех же задач)</text:p>
              </text:list-item>
              <text:list-item>
                <text:p text:style-name="P11">Отчётность перед менеджером</text:p>
              </text:list-item>
              <text:list-item>
                <text:p text:style-name="P11">Работа с клиентами</text:p>
              </text:list-item>
            </text:list>
          </table:table-cell>
          <table:table-cell table:style-name="Таблица1.B2" office:value-type="string">
            <text:list xml:id="list142925150075826" text:continue-numbering="true" text:style-name="L1">
              <text:list-item>
                <text:p text:style-name="P11">Премии</text:p>
              </text:list-item>
              <text:list-item>
                <text:p text:style-name="P11">Проф. Рост</text:p>
              </text:list-item>
              <text:list-item>
                <text:p text:style-name="P11">Система чаевых</text:p>
              </text:list-item>
              <text:list-item>
                <text:p text:style-name="P11">Система оценки блюд потребителями</text:p>
              </text:list-item>
            </text:list>
          </table:table-cell>
          <table:table-cell table:style-name="Таблица1.B2" office:value-type="string">
            <text:list xml:id="list142925212750357" text:continue-numbering="true" text:style-name="L1">
              <text:list-item>
                <text:p text:style-name="P11">Запасов продовольствия</text:p>
              </text:list-item>
              <text:list-item>
                <text:p text:style-name="P11">Клиентов (Не должны быть недовольными)</text:p>
              </text:list-item>
              <text:list-item>
                <text:p text:style-name="P11">Продуктов (Условий содержания и прочего)</text:p>
              </text:list-item>
              <text:list-item>
                <text:p text:style-name="P12">Качества блюд</text:p>
              </text:list-item>
            </text:list>
          </table:table-cell>
          <table:table-cell table:style-name="Таблица1.F2" office:value-type="string">
            <text:list xml:id="list142925530880568" text:continue-numbering="true" text:style-name="L1">
              <text:list-header>
                <text:p text:style-name="P11">То же, что и в организации, только в прикладном виде и с учётом не распланированных обстоятельств.</text:p>
              </text:list-header>
            </text:list>
          </table:table-cell>
        </table:table-row>
        <table:table-row>
          <table:table-cell table:style-name="Таблица1.B2" office:value-type="string">
            <text:p text:style-name="P4">Университет</text:p>
          </table:table-cell>
          <table:table-cell table:style-name="Таблица1.B2" office:value-type="string">
            <text:list xml:id="list142925831849139" text:continue-numbering="true" text:style-name="L1">
              <text:list-item>
                <text:p text:style-name="P5">Времени преподавателей по расписанию</text:p>
              </text:list-item>
              <text:list-item>
                <text:p text:style-name="P5">Учёт изменений стандартов <text:span text:style-name="T3">и законов</text:span></text:p>
              </text:list-item>
              <text:list-item>
                <text:p text:style-name="P5">Перерывов</text:p>
              </text:list-item>
            </text:list>
          </table:table-cell>
          <table:table-cell table:style-name="Таблица1.B2" office:value-type="string">
            <text:list xml:id="list142925985503823" text:continue-numbering="true" text:style-name="L1">
              <text:list-item>
                <text:p text:style-name="P12">Обязаннос<text:span text:style-name="T3">тей</text:span> в иерархии (Ректор → Директоры → Зав. Кафедры → Преподаватели)</text:p>
              </text:list-item>
              <text:list-item>
                <text:p text:style-name="P13">Обратной связи со студентами</text:p>
              </text:list-item>
              <text:list-item>
                <text:p text:style-name="P13">Профкомы и им подобные организации</text:p>
              </text:list-item>
              <text:list-item>
                <text:p text:style-name="P13">Изменения в планах</text:p>
              </text:list-item>
            </text:list>
          </table:table-cell>
          <table:table-cell table:style-name="Таблица1.B2" office:value-type="string">
            <text:list xml:id="list142926717164272" text:continue-numbering="true" text:style-name="L1">
              <text:list-item>
                <text:p text:style-name="P13">Студентам — оценки и стипендии</text:p>
              </text:list-item>
              <text:list-item>
                <text:p text:style-name="P13">Преподавателям — премии</text:p>
              </text:list-item>
              <text:list-item>
                <text:p text:style-name="P13">Допуски</text:p>
              </text:list-item>
            </text:list>
          </table:table-cell>
          <table:table-cell table:style-name="Таблица1.B2" office:value-type="string">
            <text:list xml:id="list142926145138617" text:continue-numbering="true" text:style-name="L1">
              <text:list-item>
                <text:p text:style-name="P13">Студентам — сессии</text:p>
              </text:list-item>
              <text:list-item>
                <text:p text:style-name="P13">Преподавателям — Качество работы в виде статистики сдач на этих сессиях</text:p>
              </text:list-item>
            </text:list>
          </table:table-cell>
          <table:table-cell table:style-name="Таблица1.F2" office:value-type="string">
            <text:list xml:id="list142926712363299" text:continue-numbering="true" text:style-name="L1">
              <text:list-item>
                <text:p text:style-name="P13">Недопущение пересечения в планах (В одну аудиторию — два человека)</text:p>
              </text:list-item>
              <text:list-item>
                <text:p text:style-name="P13">Решение проблем, связанных с преподавателями <text:span text:style-name="T4">или законами (Деканат)</text:span></text:p>
              </text:list-item>
              <text:list-item>
                <text:p text:style-name="P13">Внутренних организаций (Профкомы, военная кафедра и т.д.)</text:p>
              </text:list-item>
            </text:list>
          </table:table-cell>
        </table:table-row>
        <text:soft-page-break/>
        <table:table-row>
          <table:table-cell table:style-name="Таблица1.B2" office:value-type="string">
            <text:p text:style-name="P3">Администрация города</text:p>
          </table:table-cell>
          <table:table-cell table:style-name="Таблица1.B2" office:value-type="string">
            <text:list xml:id="list142925778051267" text:continue-numbering="true" text:style-name="L1">
              <text:list-item>
                <text:p text:style-name="P6">Изменений в городе (Строительство, указы и пр.)</text:p>
              </text:list-item>
              <text:list-item>
                <text:p text:style-name="P6">Распределение ресурсов (Человеческих и не только)</text:p>
              </text:list-item>
              <text:list-item>
                <text:p text:style-name="P6">События и праздники</text:p>
              </text:list-item>
            </text:list>
          </table:table-cell>
          <table:table-cell table:style-name="Таблица1.B2" office:value-type="string">
            <text:list xml:id="list142926584734453" text:continue-numbering="true" text:style-name="L1">
              <text:list-item>
                <text:p text:style-name="P14">Распределение задач в иерархии по отделам/Составляющим администрацию</text:p>
              </text:list-item>
              <text:list-item>
                <text:p text:style-name="P14">Решение бюрократических конфликтов (когда два закона, например, конфликтуют)</text:p>
              </text:list-item>
              <text:list-item>
                <text:p text:style-name="P15">{<text:span text:style-name="T5">Точно е</text:span><text:span text:style-name="T4">щё что-то, чего я не знаю в администрации. Всё-таки, там сложно, и требуется детальное изучение</text:span>}</text:p>
              </text:list-item>
            </text:list>
          </table:table-cell>
          <table:table-cell table:style-name="Таблица1.B2" office:value-type="string">
            <text:list xml:id="list142924957439904" text:continue-numbering="true" text:style-name="L1">
              <text:list-item>
                <text:p text:style-name="P13"/>
              </text:list-item>
            </text:list>
          </table:table-cell>
          <table:table-cell table:style-name="Таблица1.B2" office:value-type="string">
            <text:list xml:id="list142926251054077" text:continue-numbering="true" text:style-name="L1">
              <text:list-item>
                <text:p text:style-name="P13"/>
              </text:list-item>
            </text:list>
          </table:table-cell>
          <table:table-cell table:style-name="Таблица1.F2" office:value-type="string">
            <text:list xml:id="list142925507366306" text:continue-numbering="true" text:style-name="L1">
              <text:list-item>
                <text:p text:style-name="P13"/>
              </text:list-item>
            </text:list>
          </table:table-cell>
        </table:table-row>
      </table:table>
      <text:p text:style-name="Standard"/>
      <text:p text:style-name="P1">P.S. <text:span text:style-name="T4">Может показаться, что пунктов у меня мало, но на самом деле некоторые пункты содержат в себе комплексную составляющую, которую я посчитал нужным не раскрывать (Так как раскрываются они потенциально бесконечно).</text:span></text:p>
      <text:p text:style-name="P1"/>
      <text:p text:style-name="P1"><text:span text:style-name="T6">plagiata.net@inbox.ru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4T14:29:24.506000000</dc:date>
    <meta:editing-duration>PT1H1M56S</meta:editing-duration>
    <meta:editing-cycles>9</meta:editing-cycles>
    <meta:generator>LibreOffice/7.4.1.2$Windows_X86_64 LibreOffice_project/3c58a8f3a960df8bc8fd77b461821e42c061c5f0</meta:generator>
    <meta:document-statistic meta:table-count="1" meta:image-count="0" meta:object-count="0" meta:page-count="2" meta:paragraph-count="65" meta:word-count="343" meta:character-count="2282" meta:non-whitespace-character-count="2048"/>
  </office:meta>
</office:document-meta>
</file>